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Devanagari1" svg:font-family="'Lohit Devanagari'"/>
    <style:font-face style:name="OpenSymbol" svg:font-family="OpenSymbol"/>
    <style:font-face style:name="DejaVu Sans Mono" svg:font-family="'DejaVu Sans Mono'" style:font-family-generic="modern" style:font-pitch="fixed"/>
    <style:font-face style:name="WenQuanYi Zen Hei1" svg:font-family="'WenQuanYi Zen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Text_20_body">
      <style:text-properties fo:color="#0000cc"/>
    </style:style>
    <style:style style:name="P2" style:family="paragraph" style:parent-style-name="Text_20_body">
      <style:text-properties fo:color="#000000"/>
    </style:style>
    <style:style style:name="P3" style:family="paragraph" style:parent-style-name="Standard">
      <style:text-properties fo:color="#000000"/>
    </style:style>
    <style:style style:name="P4" style:family="paragraph" style:parent-style-name="Standard">
      <style:text-properties fo:color="#000000" fo:font-weight="bold" style:font-weight-asian="bold" style:font-weight-complex="bold"/>
    </style:style>
    <style:style style:name="P5" style:family="paragraph" style:parent-style-name="Standard">
      <style:text-properties fo:font-weight="bold" style:font-weight-asian="bold" style:font-weight-complex="bold"/>
    </style:style>
    <style:style style:name="P6" style:family="paragraph" style:parent-style-name="Text_20_body" style:list-style-name="L1"/>
    <style:style style:name="P7" style:family="paragraph" style:parent-style-name="Text_20_body" style:list-style-name="L1">
      <style:paragraph-properties fo:margin-top="0cm" fo:margin-bottom="0cm"/>
    </style:style>
    <style:style style:name="P8" style:family="paragraph" style:parent-style-name="Standard">
      <style:text-properties fo:color="#0000cc"/>
    </style:style>
    <style:style style:name="P9" style:family="paragraph" style:parent-style-name="Standard">
      <style:text-properties fo:color="#000000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Instalar Prelude-Manager</text:p>
      <text:p text:style-name="Standard"/>
      <text:p text:style-name="Standard">tener instalado mysql</text:p>
      <text:p text:style-name="Standard">apt-get install mysql-server mysql-client</text:p>
      <text:p text:style-name="Standard"/>
      <text:p text:style-name="Standard"/>
      <text:p text:style-name="Standard"/>
      <text:p text:style-name="Standard">root@deb01:~# <text:span text:style-name="T1">apt-get install prelude-manager </text:span></text:p>
      <text:p text:style-name="Standard">Leyendo lista de paquetes... Hecho </text:p>
      <text:p text:style-name="Standard">Creando árbol de dependencias <text:s text:c="6"/></text:p>
      <text:p text:style-name="Standard">Leyendo la información de estado... Hecho </text:p>
      <text:p text:style-name="Standard">Se instalarán los siguientes paquetes extras: </text:p>
      <text:p text:style-name="Standard"><text:s text:c="2"/>dbconfig-common libltdl7 libpq5 libprelude2 libpreludedb0 </text:p>
      <text:p text:style-name="Standard">Se instalarán los siguientes paquetes NUEVOS: </text:p>
      <text:p text:style-name="Standard"><text:s text:c="2"/>dbconfig-common libltdl7 libpq5 libprelude2 libpreludedb0 prelude-manager </text:p>
      <text:p text:style-name="Standard">0 actualizados, 6 se instalarán, 0 para eliminar y 21 no actualizados. </text:p>
      <text:p text:style-name="Standard">Necesito descargar 2255 kB de archivos. </text:p>
      <text:p text:style-name="Standard">Se utilizarán 9699 kB de espacio de disco adicional después de esta operación. </text:p>
      <text:p text:style-name="Standard">¿Desea continuar [S/n]? </text:p>
      <text:p text:style-name="Standard"/>
      <text:p text:style-name="Standard"/>
      <text:p text:style-name="Standard">Tambien instalar:</text:p>
      <text:p text:style-name="Standard"/>
      <text:list xml:id="list2010388416" text:style-name="L1">
        <text:list-item>
          <text:p text:style-name="P7">python-preludedb </text:p>
        </text:list-item>
        <text:list-item>
          <text:p text:style-name="P7">python-prelude </text:p>
        </text:list-item>
        <text:list-item>
          <text:p text:style-name="P7">libprelude-perl </text:p>
        </text:list-item>
        <text:list-item>
          <text:p text:style-name="P7">libpreludedb-perl </text:p>
        </text:list-item>
        <text:list-item>
          <text:p text:style-name="P6">prelude-correlator </text:p>
          <text:p text:style-name="P6"/>
        </text:list-item>
      </text:list>
      <text:p text:style-name="Text_20_body"><text:s/>root@deb01:~# <text:span text:style-name="T1">apt-get install python-preludedb python-prelude libprelude-perl libpreludedb-perl prelude-correlator</text:span></text:p>
      <text:p text:style-name="Standard"/>
      <text:p text:style-name="Standard">editar <text:span text:style-name="Strong_20_Emphasis">/etc/default/prelude-manager</text:span> y poner <text:span text:style-name="Strong_20_Emphasis">yes</text:span>:</text:p>
      <text:p text:style-name="P3"/>
      <text:p text:style-name="P2">DAEMONUSER=prelude  # Users to run the daemons as.</text:p>
      <text:p text:style-name="P2">RUN=<text:span text:style-name="T1">yes</text:span>   # set to yes to start the server in the init.d script.<text:line-break/># you need to register the “prelude-manager” profile<text:line-break/># before being able to start the manager automaticall</text:p>
      <text:p text:style-name="P3"/>
      <text:p text:style-name="P3">root@deb01:<text:span text:style-name="T1">/etc/default# /usr/sbin/prelude-manager -d -P /var/run/prelude-manager.pid</text:span> </text:p>
      <text:p text:style-name="P3">20 Oct 12:24:02 (process:2822) INFO: Subscribing Normalize to active decoding plugins. </text:p>
      <text:p text:style-name="P3"/>
      <text:p text:style-name="P3"/>
      <text:p text:style-name="P2">Ahora vamos con el sensor <text:span text:style-name="Strong_20_Emphasis">Prelude-lml</text:span>. Lo instalamos:</text:p>
      <text:p text:style-name="P1">apt-get install prelude-lml</text:p>
      <text:p text:style-name="P3"/>
      <text:p text:style-name="P3">root@deb01:/etc/default# <text:span text:style-name="T1">apt-get install prelude-lml </text:span></text:p>
      <text:p text:style-name="P3">Leyendo lista de paquetes... Hecho </text:p>
      <text:p text:style-name="P3">Creando árbol de dependencias <text:s text:c="6"/></text:p>
      <text:p text:style-name="P3"><text:soft-page-break/>Leyendo la información de estado... Hecho </text:p>
      <text:p text:style-name="P3">Se instalarán los siguientes paquetes extras: </text:p>
      <text:p text:style-name="P3"><text:s text:c="2"/>libicu44 </text:p>
      <text:p text:style-name="P3">Se instalarán los siguientes paquetes NUEVOS: </text:p>
      <text:p text:style-name="P3"><text:s text:c="2"/>libicu44 prelude-lml </text:p>
      <text:p text:style-name="P3">0 actualizados, 2 se instalarán, 0 para eliminar y 21 no actualizados. </text:p>
      <text:p text:style-name="P3">Necesito descargar 7342 kB de archivos. </text:p>
      <text:p text:style-name="P3">Se utilizarán 19,8 MB de espacio de disco adicional después de esta operación. </text:p>
      <text:p text:style-name="P3">¿Desea continuar [S/n]? </text:p>
      <text:p text:style-name="P3"/>
      <text:p text:style-name="P3">Si da error:</text:p>
      <text:p text:style-name="P3"/>
      <text:p text:style-name="P3">aptitude -y purge prelude-lml &amp;&gt;/home/<text:span text:style-name="Strong_20_Emphasis">en_micaso_alfon</text:span>/prelude-lml-install_logfile &amp;&amp;</text:p>
      <text:p text:style-name="P3">aptitude -y install prelude-lml &amp;&gt;&gt;/home/<text:span text:style-name="Strong_20_Emphasis">en_micaso_alfon</text:span>/prelude-lml-install_logfile </text:p>
      <text:p text:style-name="P3"/>
      <text:p text:style-name="P3"/>
      <text:p text:style-name="P3">Errores encontrados en el log messagessFeb 28 14:11:42 boromir prelude-lml: WARNING: prelude-client: error starting prelude-client: profile 'prelude-lml' does not exist#012#012Profile 'prelude-lml' does not exist. In order to create it, please run:#012prelude-admin register "prelude-lml" "idmef:w" &lt;manager address&gt; --uid 0 --gid 0.</text:p>
      <text:p text:style-name="P3">Feb 28 14:11:42 boromir prelude-manager: WARNING: Option error: could not initialize libpreludedb: Can't connect to local MySQL server through socket '/var/run/mysqld/mysqld.sock' (2).</text:p>
      <text:p text:style-name="P3"/>
      <text:p text:style-name="P3"/>
      <text:p text:style-name="P3"/>
      <text:p text:style-name="P3"/>
      <text:p text:style-name="P4">Registrar</text:p>
      <text:p text:style-name="P3"/>
      <text:p text:style-name="P3">En un terminal A:</text:p>
      <text:p text:style-name="P8"/>
      <text:p text:style-name="P3">root@deb01:~# <text:span text:style-name="T1">prelude-admin registration-server prelude-manager </text:span></text:p>
      <text:p text:style-name="P3">The "etnicqkk" password will be requested by "prelude-admin register" </text:p>
      <text:p text:style-name="P3">in order to connect. Please remove the quotes before using it. </text:p>
      <text:p text:style-name="P3"/>
      <text:p text:style-name="P3">Generating 1024 bits Diffie-Hellman key for anonymous authentication... </text:p>
      <text:p text:style-name="P3">Waiting for peers install request on 0.0.0.0:5553... </text:p>
      <text:p text:style-name="P3">Waiting for peers install request on :::5553...</text:p>
      <text:p text:style-name="P8"/>
      <text:p text:style-name="P8"/>
      <text:p text:style-name="P3">En un terminal B:</text:p>
      <text:p text:style-name="P3"/>
      <text:p text:style-name="P4">root@deb01:/var/log# prelude-admin register 'prelude-lml' 'idmef:w' 127.0.0.1 --uid 0 --gid 0 </text:p>
      <text:p text:style-name="P3">Generating 2048 bits RSA private key... This might take a very long time. </text:p>
      <text:p text:style-name="P3">[Increasing system activity will speed-up the process]. </text:p>
      <text:p text:style-name="P3">Generation in progress... X.+++++O...+++++O </text:p>
      <text:p text:style-name="P3"/>
      <text:p text:style-name="P3"/>
      <text:p text:style-name="P3">You now need to start "prelude-admin" registration-server on 127.0.0.1: </text:p>
      <text:p text:style-name="P3">example: "prelude-admin registration-server prelude-manager" </text:p>
      <text:p text:style-name="P3"/>
      <text:p text:style-name="P3">Enter the one-shot password provided on 127.0.0.1: (aqui va la passwd <text:span text:style-name="T1">etnicqkk</text:span>)</text:p>
      <text:p text:style-name="P3"><text:soft-page-break/>Confirm the one-shot password provided on 127.0.0.1: <text:span text:style-name="T1">etnicqkk</text:span></text:p>
      <text:p text:style-name="P3"/>
      <text:p text:style-name="P3">Connecting to registration server (127.0.0.1:5553)... Authentication succeeded. </text:p>
      <text:p text:style-name="P3">Successful registration to 127.0.0.1:5553. </text:p>
      <text:p text:style-name="P3"/>
      <text:p text:style-name="P3"/>
      <text:p text:style-name="P3">Y en terminal A:</text:p>
      <text:p text:style-name="P3"/>
      <text:p text:style-name="P3">Connection from 127.0.0.1:57644... </text:p>
      <text:p text:style-name="P3">Registration request for analyzerID="1264551360227405" permission="idmef:w". </text:p>
      <text:p text:style-name="P3">Approve registration? [y/n]: y </text:p>
      <text:p text:style-name="P3">127.0.0.1:57644 successfully registered. </text:p>
      <text:p text:style-name="P3"/>
      <text:p text:style-name="P3"/>
      <text:p text:style-name="P3">Chequear registro del sensor en Prelude:</text:p>
      <text:p text:style-name="P3"/>
      <text:p text:style-name="P3"/>
      <text:p text:style-name="P4">root@deb01:~# prelude-admin list -l </text:p>
      <text:p text:style-name="P3">Profile <text:s text:c="8"/>UID <text:s text:c="4"/>GID <text:s text:c="4"/>AnalyzerID <text:s text:c="6"/>Permission Issuer AnalyzerID </text:p>
      <text:p text:style-name="P3">-------------------------------------------------------------------------- </text:p>
      <text:p text:style-name="P3">prelude-manager prelude prelude 2029622474540228 n/a <text:s text:c="4"/>n/a </text:p>
      <text:p text:style-name="P3">prelude-lml <text:s text:c="4"/>root <text:s text:c="3"/>root <text:s text:c="3"/>1264551360227405 idmef:w 2029622474540228 </text:p>
      <text:p text:style-name="P3">root@deb01:~# </text:p>
      <text:p text:style-name="P3"/>
      <text:p text:style-name="P3"/>
      <text:p text:style-name="P3"/>
      <text:p text:style-name="P3">Instalar apache mediante taskse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Devanagari1" svg:font-family="'Lohit Devanagari'"/>
    <style:font-face style:name="OpenSymbol" svg:font-family="OpenSymbol"/>
    <style:font-face style:name="DejaVu Sans Mono" svg:font-family="'DejaVu Sans Mono'" style:font-family-generic="modern" style:font-pitch="fixed"/>
    <style:font-face style:name="WenQuanYi Zen Hei1" svg:font-family="'WenQuanYi Zen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WenQuanYi Zen Hei1" style:font-size-asian="10pt" style:font-name-complex="DejaVu Sans Mono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WenQuanYi Zen Hei" style:font-size-asian="24pt" style:font-weight-asian="bold" style:font-name-complex="Lohit Devanagari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WenQuanYi Zen Hei" style:font-size-asian="14pt" style:font-weight-asian="bold" style:font-name-complex="Lohit Devanagari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nuel Campos</meta:initial-creator>
    <meta:creation-date>2011-10-07T12:03:32</meta:creation-date>
    <meta:generator>LibreOffice/3.3$Unix LibreOffice_project/330m19$Build-401</meta:generator>
    <dc:date>2012-02-28T16:24:50</dc:date>
    <dc:creator>Manuel Campos</dc:creator>
    <meta:editing-duration>PT17H9M25S</meta:editing-duration>
    <meta:editing-cycles>10</meta:editing-cycles>
    <meta:document-statistic meta:table-count="0" meta:image-count="0" meta:object-count="0" meta:page-count="3" meta:paragraph-count="78" meta:word-count="510" meta:character-count="4323"/>
  </office:meta>
</office:document-meta>
</file>